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2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3" style:family="text">
      <style:text-properties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T14" style:family="text">
      <style:text-properties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5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6" style:family="text">
      <style:text-properties fo:font-size="14pt" fo:language="en" fo:country="US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3046.png" xlink:type="simple" xlink:show="embed" xlink:actuate="onLoad"/></draw:frame></text:p>
          </table:table-cell>
          <table:table-cell table:style-name="Table1.B1" office:value-type="string">
            <text:h text:style-name="P6" text:outline-level="1">Размыкающий контакт реле с задержкой по замыканию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8">C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2.2cm" draw:z-index="1"><draw:image xlink:href="../images/304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операцию <text:span text:style-name="T1">логического И-НЕ</text:span><text:span text:style-name="T2"> с </text:span><text:span text:style-name="T3">задержкой по замыканию (выключению обмотки)</text:span> для <text:span text:style-name="T1">входа блока</text:span> и значения, поданного на соответствующую <text:span text:style-name="T1">управляющую обмотку реле:</text:span></text:p>
            <text:p text:style-name="P3"><draw:frame draw:style-name="fr3" draw:name="Объект1" text:anchor-type="as-char" svg:width="12.963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2"><text:span text:style-name="T9">где </text:span><text:span text:style-name="T6">y(t)</text:span><text:span text:style-name="T5"> </text:span><text:span text:style-name="T9">– выходной сигнал блока, </text:span><text:span text:style-name="T6">xᵣ(t) </text:span><text:span text:style-name="T9">– значение (состояние) реле, <text:s/></text:span><text:span text:style-name="T10">¬</text:span><text:span text:style-name="T6">xᵣ(t) </text:span><text:span text:style-name="T9">– логическое отрицание состояния реле, </text:span><text:span text:style-name="T6">x(t)</text:span><text:span text:style-name="T5"> </text:span><text:span text:style-name="T9">– входной сигнал блока. Задержка по замыканию относится только к включению реле.</text:span></text:p>
            <text:p text:style-name="P2"><text:span text:style-name="T11">Для того чтобы посмотреть структуру алгоритма – нажмите правой кнопкой на блок и выберите пункт «Действия» </text:span><text:span text:style-name="T12">→</text:span><text:span text:style-name="T11"> «Войти в субмодель». Передача сигнала</text:span><text:span text:style-name="T16"> </text:span><text:span text:style-name="T11">с управляющей обмотки реле реализуется при помощи блока </text:span><text:span text:style-name="T13">Из памяти</text:span><text:span text:style-name="T14">. </text:span><text:span text:style-name="T13">Задержка по замыканию</text:span><text:span text:style-name="T14"> реализована блоком </text:span><text:span text:style-name="T13">Задержка по включению</text:span><text:span text:style-name="T14">.</text:span></text:p>
            <text:p text:style-name="P2"><text:span text:style-name="T15">Свойства</text:span>:</text:p>
            <text:list xml:id="list5266996838497031453" text:style-name="L1">
              <text:list-item>
                <text:p text:style-name="P7">Имя реле – имя, по которому определяется управляющее воздействие.</text:p>
              </text:list-item>
              <text:list-item>
                <text:p text:style-name="P7">Время задержки – время задержки <text:span text:style-name="T7">T₁</text:span><text:span text:style-name="T4"> </text:span>при включении контакта рел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мыкающий контакт реле с задержкой по замыканию</dc:title>
    <dc:date>2014-12-23T22:52:27.11</dc:date>
    <meta:generator>OpenOffice/4.1.1$Win32 OpenOffice.org_project/411m6$Build-9775</meta:generator>
    <meta:editing-duration>PT2H22M20S</meta:editing-duration>
    <meta:editing-cycles>130</meta:editing-cycles>
    <meta:document-statistic meta:table-count="1" meta:image-count="2" meta:object-count="1" meta:page-count="1" meta:paragraph-count="13" meta:word-count="130" meta:character-count="87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row>
                      <mo stretchy="false">¬</mo>
                      <msub>
                        <mi>x</mi>
                        <mi>r</mi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x(t)=1, ~и~ neg x_r(t)=1 ~в течение времени~ T_1; #
alignl 0, ~ если x(t)=0;  }
right none
</annotation>
  </semantics>
</math>
</file>